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ffffff" draw:opacity="0%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1.02cm" fo:min-width="3.62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8cm" svg:height="1.27cm" svg:x="7.667cm" svg:y="3.54cm">
          <text:p text:style-name="P1">Personaj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72cm" svg:y1="4.81cm" svg:x2="9.572cm" svg:y2="5.762cm">
          <text:p/>
        </draw:line>
        <draw:line draw:style-name="gr2" draw:text-style-name="P3" draw:layer="layout" svg:x1="9.572cm" svg:y1="5.763cm" svg:x2="6.715cm" svg:y2="9.255cm">
          <text:p/>
        </draw:line>
        <draw:line draw:style-name="gr2" draw:text-style-name="P3" draw:layer="layout" svg:x1="9.573cm" svg:y1="5.763cm" svg:x2="12.43cm" svg:y2="9.255cm">
          <text:p/>
        </draw:line>
        <draw:custom-shape draw:style-name="gr3" draw:text-style-name="P2" draw:layer="layout" svg:width="3.175cm" svg:height="1.27cm" svg:x="5.11cm" svg:y="9.255cm">
          <text:p text:style-name="P1">Películ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27cm" svg:x="10.842cm" svg:y="9.255cm">
          <text:p text:style-name="P1">Acto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85cm" svg:y1="7.668cm" svg:x2="11.16cm" svg:y2="7.667cm">
          <text:p/>
        </draw:line>
        <draw:custom-shape draw:style-name="gr4" draw:text-style-name="P2" draw:layer="layout" svg:width="3.175cm" svg:height="1.27cm" svg:x="7.885cm" svg:y="6.497cm">
          <text:p text:style-name="P1"><text:span text:style-name="T1">Actua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22cm" svg:height="1.673cm" svg:x="5.127cm" svg:y="8.102cm">
          <draw:text-box>
            <text:p>(1,n)</text:p>
          </draw:text-box>
        </draw:frame>
        <draw:frame draw:style-name="gr5" draw:text-style-name="P4" draw:layer="layout" svg:width="2.222cm" svg:height="1.673cm" svg:x="10.208cm" svg:y="5.042cm">
          <draw:text-box>
            <text:p>(1,n)</text:p>
          </draw:text-box>
        </draw:frame>
        <draw:frame draw:style-name="gr5" draw:text-style-name="P4" draw:layer="layout" svg:width="2.222cm" svg:height="1.673cm" svg:x="12.53cm" svg:y="8.085cm">
          <draw:text-box>
            <text:p>(1,1)</text:p>
          </draw:text-box>
        </draw:frame>
        <draw:frame draw:style-name="gr5" draw:text-style-name="P5" draw:layer="layout" svg:width="2.222cm" svg:height="1.673cm" svg:x="12.748cm" svg:y="2.502cm">
          <draw:text-box>
            <text:p><text:span text:style-name="T2">5</text:span></text:p>
          </draw:text-box>
        </draw:frame>
        <draw:frame draw:style-name="gr5" draw:text-style-name="P6" draw:layer="layout" svg:width="2.539cm" svg:height="1.673cm" svg:x="8.303cm" svg:y="7.985cm">
          <draw:text-box>
            <text:p><text:span text:style-name="T3">1:N:M</text:span></text:p>
          </draw:text-box>
        </draw:frame>
        <draw:custom-shape draw:style-name="gr1" draw:text-style-name="P2" draw:layer="layout" svg:width="4.128cm" svg:height="1.27cm" svg:x="7.667cm" svg:y="15.373cm">
          <text:p text:style-name="P1">Hijo/a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72cm" svg:y1="16.643cm" svg:x2="9.572cm" svg:y2="17.595cm">
          <text:p/>
        </draw:line>
        <draw:line draw:style-name="gr2" draw:text-style-name="P3" draw:layer="layout" svg:x1="9.572cm" svg:y1="17.596cm" svg:x2="6.715cm" svg:y2="21.088cm">
          <text:p/>
        </draw:line>
        <draw:line draw:style-name="gr2" draw:text-style-name="P3" draw:layer="layout" svg:x1="9.573cm" svg:y1="17.596cm" svg:x2="12.43cm" svg:y2="21.088cm">
          <text:p/>
        </draw:line>
        <draw:custom-shape draw:style-name="gr1" draw:text-style-name="P2" draw:layer="layout" svg:width="4.128cm" svg:height="1.27cm" svg:x="4.492cm" svg:y="21.088cm">
          <text:p text:style-name="P1">Progenitor 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27cm" svg:height="1.27cm" svg:x="10.525cm" svg:y="21.088cm">
          <text:p text:style-name="P1">Progenitor 2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85cm" svg:y1="19.501cm" svg:x2="11.16cm" svg:y2="19.5cm">
          <text:p/>
        </draw:line>
        <draw:custom-shape draw:style-name="gr4" draw:text-style-name="P2" draw:layer="layout" svg:width="3.175cm" svg:height="1.27cm" svg:x="7.985cm" svg:y="18.23cm">
          <text:p text:style-name="P1"><text:span text:style-name="T1">Ser padres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22cm" svg:height="1.673cm" svg:x="5.127cm" svg:y="19.935cm">
          <draw:text-box>
            <text:p>(1,1)</text:p>
          </draw:text-box>
        </draw:frame>
        <draw:frame draw:style-name="gr5" draw:text-style-name="P4" draw:layer="layout" svg:width="2.222cm" svg:height="1.673cm" svg:x="10.208cm" svg:y="16.875cm">
          <draw:text-box>
            <text:p>(1,n)</text:p>
          </draw:text-box>
        </draw:frame>
        <draw:frame draw:style-name="gr5" draw:text-style-name="P4" draw:layer="layout" svg:width="2.222cm" svg:height="1.673cm" svg:x="12.53cm" svg:y="19.918cm">
          <draw:text-box>
            <text:p>(1,1)</text:p>
          </draw:text-box>
        </draw:frame>
        <draw:frame draw:style-name="gr5" draw:text-style-name="P5" draw:layer="layout" svg:width="2.222cm" svg:height="1.673cm" svg:x="12.748cm" svg:y="14.335cm">
          <draw:text-box>
            <text:p><text:span text:style-name="T2">4</text:span></text:p>
          </draw:text-box>
        </draw:frame>
        <draw:frame draw:style-name="gr5" draw:text-style-name="P6" draw:layer="layout" svg:width="2.539cm" svg:height="1.673cm" svg:x="8.303cm" svg:y="19.818cm">
          <draw:text-box>
            <text:p><text:span text:style-name="T3">1:1:N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4.128cm" svg:height="1.27cm" svg:x="7.667cm" svg:y="3.54cm">
          <text:p text:style-name="P1">Profeso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72cm" svg:y1="4.81cm" svg:x2="9.572cm" svg:y2="5.762cm">
          <text:p/>
        </draw:line>
        <draw:line draw:style-name="gr2" draw:text-style-name="P3" draw:layer="layout" svg:x1="9.572cm" svg:y1="5.763cm" svg:x2="6.715cm" svg:y2="9.255cm">
          <text:p/>
        </draw:line>
        <draw:line draw:style-name="gr2" draw:text-style-name="P3" draw:layer="layout" svg:x1="9.573cm" svg:y1="5.763cm" svg:x2="12.43cm" svg:y2="9.255cm">
          <text:p/>
        </draw:line>
        <draw:custom-shape draw:style-name="gr3" draw:text-style-name="P2" draw:layer="layout" svg:width="3.175cm" svg:height="1.27cm" svg:x="5.11cm" svg:y="9.255cm">
          <text:p text:style-name="P1">Aul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27cm" svg:x="10.842cm" svg:y="9.255cm">
          <text:p text:style-name="P1">Grupo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667cm" svg:y1="8.085cm" svg:x2="11.477cm" svg:y2="8.085cm">
          <text:p/>
        </draw:line>
        <draw:custom-shape draw:style-name="gr4" draw:text-style-name="P2" draw:layer="layout" svg:width="3.175cm" svg:height="1.27cm" svg:x="7.985cm" svg:y="6.697cm">
          <text:p text:style-name="P1"><text:span text:style-name="T1">Se encuentra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22cm" svg:height="1.673cm" svg:x="5.127cm" svg:y="8.102cm">
          <draw:text-box>
            <text:p>(1,n)</text:p>
          </draw:text-box>
        </draw:frame>
        <draw:frame draw:style-name="gr5" draw:text-style-name="P4" draw:layer="layout" svg:width="2.222cm" svg:height="1.673cm" svg:x="10.208cm" svg:y="5.042cm">
          <draw:text-box>
            <text:p>(1,n)</text:p>
          </draw:text-box>
        </draw:frame>
        <draw:frame draw:style-name="gr5" draw:text-style-name="P4" draw:layer="layout" svg:width="2.222cm" svg:height="1.673cm" svg:x="12.53cm" svg:y="8.085cm">
          <draw:text-box>
            <text:p>(0,n)</text:p>
          </draw:text-box>
        </draw:frame>
        <draw:frame draw:style-name="gr5" draw:text-style-name="P5" draw:layer="layout" svg:width="2.222cm" svg:height="1.673cm" svg:x="12.748cm" svg:y="2.502cm">
          <draw:text-box>
            <text:p><text:span text:style-name="T2">3</text:span></text:p>
          </draw:text-box>
        </draw:frame>
        <draw:frame draw:style-name="gr5" draw:text-style-name="P6" draw:layer="layout" svg:width="2.539cm" svg:height="1.673cm" svg:x="8.303cm" svg:y="8.285cm">
          <draw:text-box>
            <text:p><text:span text:style-name="T3">N:M:P</text:span></text:p>
          </draw:text-box>
        </draw:frame>
        <draw:custom-shape draw:style-name="gr1" draw:text-style-name="P2" draw:layer="layout" svg:width="4.128cm" svg:height="1.27cm" svg:x="7.667cm" svg:y="15.373cm">
          <text:p text:style-name="P1">Ciclo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72cm" svg:y1="16.643cm" svg:x2="9.572cm" svg:y2="17.595cm">
          <text:p/>
        </draw:line>
        <draw:line draw:style-name="gr2" draw:text-style-name="P3" draw:layer="layout" svg:x1="9.572cm" svg:y1="17.596cm" svg:x2="6.715cm" svg:y2="21.088cm">
          <text:p/>
        </draw:line>
        <draw:line draw:style-name="gr2" draw:text-style-name="P3" draw:layer="layout" svg:x1="9.573cm" svg:y1="17.596cm" svg:x2="12.43cm" svg:y2="21.088cm">
          <text:p/>
        </draw:line>
        <draw:custom-shape draw:style-name="gr1" draw:text-style-name="P2" draw:layer="layout" svg:width="4.128cm" svg:height="1.27cm" svg:x="4.492cm" svg:y="21.088cm">
          <text:p text:style-name="P1">Alumn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27cm" svg:height="1.27cm" svg:x="10.525cm" svg:y="21.088cm">
          <text:p text:style-name="P1">Módulo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85cm" svg:y1="19.501cm" svg:x2="11.16cm" svg:y2="19.5cm">
          <text:p/>
        </draw:line>
        <draw:custom-shape draw:style-name="gr4" draw:text-style-name="P2" draw:layer="layout" svg:width="3.175cm" svg:height="1.27cm" svg:x="7.985cm" svg:y="18.43cm">
          <text:p text:style-name="P1"><text:span text:style-name="T1">Cursa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22cm" svg:height="1.673cm" svg:x="5.127cm" svg:y="19.935cm">
          <draw:text-box>
            <text:p>(1,n)</text:p>
          </draw:text-box>
        </draw:frame>
        <draw:frame draw:style-name="gr5" draw:text-style-name="P4" draw:layer="layout" svg:width="2.222cm" svg:height="1.673cm" svg:x="10.208cm" svg:y="16.875cm">
          <draw:text-box>
            <text:p>(1,n)</text:p>
          </draw:text-box>
        </draw:frame>
        <draw:frame draw:style-name="gr5" draw:text-style-name="P4" draw:layer="layout" svg:width="2.222cm" svg:height="1.673cm" svg:x="12.53cm" svg:y="19.918cm">
          <draw:text-box>
            <text:p>(1,n)</text:p>
          </draw:text-box>
        </draw:frame>
        <draw:frame draw:style-name="gr5" draw:text-style-name="P5" draw:layer="layout" svg:width="2.222cm" svg:height="1.673cm" svg:x="12.748cm" svg:y="14.335cm">
          <draw:text-box>
            <text:p><text:span text:style-name="T2">2</text:span></text:p>
          </draw:text-box>
        </draw:frame>
        <draw:frame draw:style-name="gr5" draw:text-style-name="P6" draw:layer="layout" svg:width="2.539cm" svg:height="1.673cm" svg:x="8.303cm" svg:y="19.818cm">
          <draw:text-box>
            <text:p><text:span text:style-name="T3">N:M:P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4.128cm" svg:height="1.27cm" svg:x="7.667cm" svg:y="3.54cm">
          <text:p text:style-name="P1">Préstamo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72cm" svg:y1="4.81cm" svg:x2="9.572cm" svg:y2="5.762cm">
          <text:p/>
        </draw:line>
        <draw:line draw:style-name="gr2" draw:text-style-name="P3" draw:layer="layout" svg:x1="9.572cm" svg:y1="5.763cm" svg:x2="6.715cm" svg:y2="9.255cm">
          <text:p/>
        </draw:line>
        <draw:line draw:style-name="gr2" draw:text-style-name="P3" draw:layer="layout" svg:x1="9.573cm" svg:y1="5.763cm" svg:x2="12.43cm" svg:y2="9.255cm">
          <text:p/>
        </draw:line>
        <draw:custom-shape draw:style-name="gr3" draw:text-style-name="P2" draw:layer="layout" svg:width="3.175cm" svg:height="1.27cm" svg:x="5.11cm" svg:y="9.255cm">
          <text:p text:style-name="P1">Banc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27cm" svg:x="10.842cm" svg:y="9.255cm">
          <text:p text:style-name="P1">Persona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667cm" svg:y1="8.085cm" svg:x2="11.477cm" svg:y2="8.085cm">
          <text:p/>
        </draw:line>
        <draw:custom-shape draw:style-name="gr4" draw:text-style-name="P2" draw:layer="layout" svg:width="3.175cm" svg:height="1.27cm" svg:x="7.985cm" svg:y="6.697cm">
          <text:p text:style-name="P1"><text:span text:style-name="T1">Otorga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22cm" svg:height="1.673cm" svg:x="5.127cm" svg:y="8.102cm">
          <draw:text-box>
            <text:p>(1,1)</text:p>
          </draw:text-box>
        </draw:frame>
        <draw:frame draw:style-name="gr5" draw:text-style-name="P4" draw:layer="layout" svg:width="2.222cm" svg:height="1.673cm" svg:x="10.208cm" svg:y="5.042cm">
          <draw:text-box>
            <text:p>(0,n)</text:p>
          </draw:text-box>
        </draw:frame>
        <draw:frame draw:style-name="gr5" draw:text-style-name="P4" draw:layer="layout" svg:width="2.222cm" svg:height="1.673cm" svg:x="12.53cm" svg:y="8.085cm">
          <draw:text-box>
            <text:p>(1,n)</text:p>
          </draw:text-box>
        </draw:frame>
        <draw:frame draw:style-name="gr5" draw:text-style-name="P5" draw:layer="layout" svg:width="2.222cm" svg:height="1.673cm" svg:x="12.748cm" svg:y="2.502cm">
          <draw:text-box>
            <text:p><text:span text:style-name="T2">1</text:span></text:p>
          </draw:text-box>
        </draw:frame>
        <draw:frame draw:style-name="gr5" draw:text-style-name="P6" draw:layer="layout" svg:width="2.539cm" svg:height="1.673cm" svg:x="8.303cm" svg:y="8.285cm">
          <draw:text-box>
            <text:p><text:span text:style-name="T3">1:N:M</text:span></text:p>
          </draw:text-box>
        </draw:frame>
        <draw:frame draw:style-name="gr7" draw:text-style-name="P4" draw:layer="layout" svg:width="8.255cm" svg:height="4.517cm" svg:x="4.492cm" svg:y="12.112cm">
          <draw:text-box>
            <text:p>Un préstamo será dado por mínimo un banco y máximo un banco. Otro banco nos dará otro préstamo, pero ese préstamo nos lo dará un único banco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3T09:06:02.189000000</meta:creation-date>
    <dc:date>2023-10-16T17:05:01.012000000</dc:date>
    <meta:editing-duration>PT4H49M26S</meta:editing-duration>
    <meta:editing-cycles>3</meta:editing-cycles>
    <meta:generator>LibreOffice/7.6.2.1$Windows_X86_64 LibreOffice_project/56f7684011345957bbf33a7ee678afaf4d2ba333</meta:generator>
    <meta:document-statistic meta:object-count="66"/>
  </office:meta>
</office:document-meta>
</file>